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</office:automatic-styles>
  <office:body>
    <office:text>
      <text:p text:style-name="Title">ODT Document</text:p>
      <text:p text:style-name="Author">Melinda K. Higgins, PhD.</text:p>
      <text:p text:style-name="Date">November 3, 2017</text:p>
      <text:h text:style-name="Heading_20_2" text:outline-level="2">R Markdown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1">summary(cars)</text:p>
      <text:p text:style-name="P2">## <text:s text:c="5"/>speed <text:s text:c="10"/>dist <text:s text:c="6"/></text:p>
      <text:p text:style-name="P3">## <text:s text:c="1"/>Min. <text:s text:c="2"/>: 4.0 <text:s text:c="2"/>Min. <text:s text:c="2"/>: <text:s text:c="1"/>2.00 <text:s text:c="1"/></text:p>
      <text:p text:style-name="P4">## <text:s text:c="1"/>1st Qu.:12.0 <text:s text:c="2"/>1st Qu.: 26.00 <text:s text:c="1"/></text:p>
      <text:p text:style-name="P5">## <text:s text:c="1"/>Median :15.0 <text:s text:c="2"/>Median : 36.00 <text:s text:c="1"/></text:p>
      <text:p text:style-name="P6">## <text:s text:c="1"/>Mean <text:s text:c="2"/>:15.4 <text:s text:c="2"/>Mean <text:s text:c="2"/>: 42.98 <text:s text:c="1"/></text:p>
      <text:p text:style-name="P7">## <text:s text:c="1"/>3rd Qu.:19.0 <text:s text:c="2"/>3rd Qu.: 56.00 <text:s text:c="1"/></text:p>
      <text:p text:style-name="P8">## <text:s text:c="1"/>Max. <text:s text:c="2"/>:25.0 <text:s text:c="2"/>Max. <text:s text:c="2"/>:120.00</text:p>
      <text:h text:style-name="Heading_20_2" text:outline-level="2">Including Plots</text:h>
      <text:p text:style-name="First_20_paragraph">You can also embed plots, for example:</text:p>
      <text:p text:style-name="Text_20_body"><draw:frame draw:name="img1" svg:width="363.7894736842105pt" svg:height="291.0315789473684pt"><draw:image xlink:href="Pictures/0.png" xlink:type="simple" xlink:show="embed" xlink:actuate="onLoad"/></draw:frame></text:p>
      <text:p text:style-name="Text_20_body">Note that the <text:span text:style-name="Source_Text">echo = FALSE</text:span> parameter was added to the code chunk to prevent printing of the R code that generated the pl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DT Document</dc:title>
  </office:meta>
</office:document-meta>
</file>